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alibri" svg:font-family="Calibri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 Mono" fo:font-size="12pt" style:text-underline-style="solid" style:text-underline-width="auto" style:text-underline-color="font-color" fo:font-weight="bold" style:font-size-asian="12pt" style:font-weight-asian="bold" style:font-size-complex="12pt" style:font-weight-complex="normal"/>
    </style:style>
    <style:style style:name="P2" style:family="paragraph" style:parent-style-name="Standard">
      <style:text-properties style:font-name="DejaVu Sans Mono" fo:font-size="9pt" officeooo:paragraph-rsid="00194191" style:font-size-asian="9pt" style:font-size-complex="9pt"/>
    </style:style>
    <style:style style:name="P3" style:family="paragraph" style:parent-style-name="Standard">
      <style:text-properties fo:color="#2a6099" loext:opacity="100%" style:font-name="DejaVu Sans Mono" fo:font-size="9pt" fo:font-weight="bold" officeooo:paragraph-rsid="0026df54" style:font-size-asian="9pt" style:font-weight-asian="bold" style:font-size-complex="9pt" style:font-weight-complex="bold"/>
    </style:style>
    <style:style style:name="P4" style:family="paragraph" style:parent-style-name="Standard">
      <style:text-properties style:font-name="DejaVu Sans Mono" fo:font-size="9pt" fo:font-weight="bold" officeooo:rsid="001177da" officeooo:paragraph-rsid="001177da" style:font-size-asian="9pt" style:font-weight-asian="bold" style:font-size-complex="9pt" style:font-weight-complex="bold"/>
    </style:style>
    <style:style style:name="P5" style:family="paragraph" style:parent-style-name="Standard">
      <style:text-properties style:font-name="DejaVu Sans Mono" fo:font-size="9pt" style:font-size-asian="9pt" style:font-size-complex="9pt"/>
    </style:style>
    <style:style style:name="P6" style:family="paragraph" style:parent-style-name="Standard">
      <style:text-properties style:font-name="DejaVu Sans Mono" fo:font-size="9pt" officeooo:rsid="001177da" officeooo:paragraph-rsid="001ad9e1" style:font-size-asian="9pt" style:font-size-complex="9pt"/>
    </style:style>
    <style:style style:name="P7" style:family="paragraph" style:parent-style-name="Standard">
      <style:text-properties style:font-name="DejaVu Sans Mono" fo:font-size="9pt" officeooo:paragraph-rsid="001ad9e1" style:font-size-asian="9pt" style:font-size-complex="9pt"/>
    </style:style>
    <style:style style:name="P8" style:family="paragraph" style:parent-style-name="Standard">
      <style:text-properties style:font-name="DejaVu Sans Mono" fo:font-size="9pt" officeooo:paragraph-rsid="0021dfe4" style:font-size-asian="9pt" style:font-size-complex="9pt"/>
    </style:style>
    <style:style style:name="P9" style:family="paragraph" style:parent-style-name="Standard">
      <style:text-properties style:font-name="DejaVu Sans Mono" fo:font-size="9pt" officeooo:paragraph-rsid="001177da" style:font-size-asian="9pt" style:font-size-complex="9pt"/>
    </style:style>
    <style:style style:name="P10" style:family="paragraph" style:parent-style-name="Standard">
      <style:text-properties style:font-name="DejaVu Sans Mono" fo:font-size="9pt" officeooo:paragraph-rsid="00233887" style:font-size-asian="9pt" style:font-size-complex="9pt"/>
    </style:style>
    <style:style style:name="P11" style:family="paragraph" style:parent-style-name="Standard">
      <style:text-properties style:font-name="DejaVu Sans Mono" fo:font-size="9pt" officeooo:paragraph-rsid="0023b335" style:font-size-asian="9pt" style:font-size-complex="9pt"/>
    </style:style>
    <style:style style:name="P12" style:family="paragraph" style:parent-style-name="Standard">
      <style:text-properties style:font-name="DejaVu Sans Mono" fo:font-size="9pt" officeooo:paragraph-rsid="002550e8" style:font-size-asian="9pt" style:font-size-complex="9pt"/>
    </style:style>
    <style:style style:name="P13" style:family="paragraph" style:parent-style-name="Standard">
      <style:text-properties style:font-name="DejaVu Sans Mono" fo:font-size="9pt" officeooo:paragraph-rsid="002592ec" style:font-size-asian="9pt" style:font-size-complex="9pt"/>
    </style:style>
    <style:style style:name="P14" style:family="paragraph" style:parent-style-name="Standard">
      <style:text-properties style:font-name="DejaVu Sans Mono" fo:font-size="9pt" officeooo:paragraph-rsid="0013173c" style:font-size-asian="9pt" style:font-size-complex="9pt"/>
    </style:style>
    <style:style style:name="P15" style:family="paragraph" style:parent-style-name="Standard">
      <style:text-properties style:font-name="DejaVu Sans Mono" fo:font-size="9pt" fo:font-weight="bold" officeooo:rsid="001177da" officeooo:paragraph-rsid="00233887" style:font-size-asian="9pt" style:font-weight-asian="bold" style:font-size-complex="9pt" style:font-weight-complex="bold"/>
    </style:style>
    <style:style style:name="P16" style:family="paragraph" style:parent-style-name="Standard">
      <style:text-properties style:font-name="DejaVu Sans Mono" fo:font-size="9pt" fo:font-weight="bold" officeooo:rsid="001177da" officeooo:paragraph-rsid="002550e8" style:font-size-asian="9pt" style:font-weight-asian="bold" style:font-size-complex="9pt" style:font-weight-complex="bold"/>
    </style:style>
    <style:style style:name="P17" style:family="paragraph" style:parent-style-name="Standard">
      <style:text-properties style:font-name="DejaVu Sans Mono" fo:font-size="9pt" officeooo:paragraph-rsid="000e66c5" style:font-size-asian="9pt" style:font-size-complex="9pt"/>
    </style:style>
    <style:style style:name="P18" style:family="paragraph" style:parent-style-name="Standard">
      <style:text-properties style:font-name="DejaVu Sans Mono" fo:font-size="9pt" fo:font-weight="bold" officeooo:rsid="001177da" officeooo:paragraph-rsid="0021dfe4" style:font-size-asian="9pt" style:font-weight-asian="bold" style:font-size-complex="9pt" style:font-weight-complex="bold"/>
    </style:style>
    <style:style style:name="P19" style:family="paragraph" style:parent-style-name="Standard">
      <style:text-properties style:font-name="DejaVu Sans Mono" fo:font-size="9pt" fo:font-weight="bold" officeooo:rsid="001177da" officeooo:paragraph-rsid="0013173c" style:font-size-asian="9pt" style:font-weight-asian="bold" style:font-size-complex="9pt" style:font-weight-complex="bold"/>
    </style:style>
    <style:style style:name="P20" style:family="paragraph" style:parent-style-name="Standard">
      <style:text-properties style:font-name="DejaVu Sans Mono" fo:font-size="9pt" fo:font-weight="bold" officeooo:rsid="001177da" style:font-size-asian="9pt" style:font-weight-asian="bold" style:font-size-complex="9pt" style:font-weight-complex="bold"/>
    </style:style>
    <style:style style:name="P21" style:family="paragraph" style:parent-style-name="Standard">
      <style:text-properties style:font-name="DejaVu Sans Mono" fo:font-size="9pt" fo:font-weight="bold" officeooo:rsid="001177da" officeooo:paragraph-rsid="001bf14f" style:font-size-asian="9pt" style:font-weight-asian="bold" style:font-size-complex="9pt" style:font-weight-complex="bold"/>
    </style:style>
    <style:style style:name="P22" style:family="paragraph" style:parent-style-name="Standard">
      <style:text-properties style:font-name="DejaVu Sans Mono" fo:font-size="9pt" officeooo:rsid="001177da" officeooo:paragraph-rsid="002592ec" style:font-size-asian="9pt" style:font-size-complex="9pt"/>
    </style:style>
    <style:style style:name="P23" style:family="paragraph" style:parent-style-name="Standard">
      <style:text-properties style:font-name="DejaVu Sans Mono" fo:font-size="9pt" officeooo:paragraph-rsid="001bf14f" style:font-size-asian="9pt" style:font-size-complex="9pt"/>
    </style:style>
    <style:style style:name="P24" style:family="paragraph" style:parent-style-name="Standard">
      <style:text-properties fo:color="#2a6099" loext:opacity="100%" style:font-name="DejaVu Sans Mono" fo:font-size="9pt" fo:font-weight="bold" officeooo:paragraph-rsid="001177da" style:font-size-asian="9pt" style:font-weight-asian="bold" style:font-size-complex="9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2a6099" loext:opacity="100%" fo:font-weight="bold" style:font-weight-asian="bold" style:font-weight-complex="bold"/>
    </style:style>
    <style:style style:name="T3" style:family="text">
      <style:text-properties fo:color="#2a6099" loext:opacity="100%" fo:font-weight="bold" officeooo:rsid="00206d6c" style:font-weight-asian="bold" style:font-weight-complex="bold"/>
    </style:style>
    <style:style style:name="T4" style:family="text">
      <style:text-properties fo:color="#2a6099" loext:opacity="100%" fo:font-weight="bold" officeooo:rsid="0026df54" style:font-weight-asian="bold" style:font-weight-complex="bold"/>
    </style:style>
    <style:style style:name="T5" style:family="text">
      <style:text-properties style:use-window-font-color="true" loext:opacity="0%" fo:font-weight="bold" style:font-weight-asian="bold" style:font-weight-complex="bold"/>
    </style:style>
    <style:style style:name="T6" style:family="text">
      <style:text-properties officeooo:rsid="00206d6c"/>
    </style:style>
    <style:style style:name="T7" style:family="text">
      <style:text-properties officeooo:rsid="0026df54"/>
    </style:style>
    <style:style style:name="T8" style:family="text">
      <style:text-properties fo:color="#2a6099" loext:opacity="100%"/>
    </style:style>
    <style:style style:name="T9" style:family="text">
      <style:text-properties fo:color="#2a6099" loext:opacity="100%" officeooo:rsid="0021dfe4"/>
    </style:style>
    <style:style style:name="T10" style:family="text">
      <style:text-properties fo:font-weight="bold" officeooo:rsid="001bf14f" style:font-weight-asian="bold" style:font-weight-complex="bold"/>
    </style:style>
    <style:style style:name="T11" style:family="text">
      <style:text-properties fo:color="#2a6099" loext:opacity="100%" fo:font-weight="bold" officeooo:rsid="0021dfe4" style:font-weight-asian="bold" style:font-weight-complex="bold"/>
    </style:style>
    <style:style style:name="T12" style:family="text">
      <style:text-properties fo:color="#2a6099" loext:opacity="100%" fo:font-weight="bold" officeooo:rsid="001177da" style:font-weight-asian="bold" style:font-weight-complex="bold"/>
    </style:style>
    <style:style style:name="T13" style:family="text">
      <style:text-properties officeooo:rsid="001177da"/>
    </style:style>
    <style:style style:name="T14" style:family="text">
      <style:text-properties fo:font-weight="bold" officeooo:rsid="001177da" style:font-weight-asian="bold" style:font-weight-complex="bold"/>
    </style:style>
    <style:style style:name="T15" style:family="text">
      <style:text-properties officeooo:rsid="001bf14f"/>
    </style:style>
    <style:style style:name="T16" style:family="text">
      <style:text-properties style:font-name="DejaVu Sans Mono"/>
    </style:style>
    <style:style style:name="T17" style:family="text">
      <style:text-properties fo:color="#2a6099" loext:opacity="100%" fo:font-weight="bold" officeooo:rsid="002592ec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Yet Not I But Through Christ in Me (CityAlight)</text:p>
      <text:p text:style-name="P2"><text:line-break/><text:span text:style-name="T1">[ CHORDS ] <text:s text:c="6"/></text:span><text:span text:style-name="T2">G <text:s text:c="7"/>C</text:span><text:span text:style-name="T3">9</text:span><text:span text:style-name="T2"> <text:s text:c="6"/>D</text:span><text:span text:style-name="T4">sus</text:span><text:span text:style-name="T2"> <text:s text:c="4"/></text:span><text:span text:style-name="T3">D <text:s text:c="2"/></text:span><text:span text:style-name="T2"><text:s text:c="5"/></text:span><text:span text:style-name="T4">A</text:span><text:span text:style-name="T3">m</text:span><text:span text:style-name="T2"> <text:s text:c="6"/></text:span><text:span text:style-name="T4">Em <text:s text:c="6"/></text:span><text:span text:style-name="T2"><text:s text:c="3"/></text:span><text:span text:style-name="T5">[ CAPO 5 ]</text:span></text:p>
      <text:p text:style-name="P3"><text:s text:c="17"/>==oo== <text:s text:c="2"/>o==o=o <text:s text:c="2"/>xoo=== <text:s text:c="2"/>xoo=== <text:s text:c="2"/><text:span text:style-name="T6">o</text:span>o<text:span text:style-name="T6">=</text:span>==<text:span text:style-name="T6">o <text:s text:c="2"/>o==ooo</text:span></text:p>
      <text:p text:style-name="P3"><text:s text:c="17"/>|||||| <text:s text:c="2"/>||||<text:span text:style-name="T6">||</text:span> <text:s text:c="2"/>|||||| <text:s text:c="2"/>|||||| <text:s text:c="2"/>||||<text:span text:style-name="T6">O</text:span>| <text:s text:c="2"/>||||||</text:p>
      <text:p text:style-name="P3"><text:s text:c="17"/>|O|||| <text:s text:c="2"/>||O||| <text:s text:c="2"/>|||O|<text:span text:style-name="T7">|</text:span> <text:s text:c="2"/>|||O|<text:span text:style-name="T7">O</text:span> <text:s text:c="2"/>||<text:span text:style-name="T6">O</text:span>O|<text:span text:style-name="T6">| <text:s text:c="2"/>|OO|||</text:span></text:p>
      <text:p text:style-name="P3"><text:s text:c="17"/>O|||OO <text:s text:c="2"/>|O||<text:span text:style-name="T6">OO</text:span> <text:s text:c="2"/>||||O<text:span text:style-name="T7">O</text:span> <text:s text:c="2"/>||||<text:span text:style-name="T6">O</text:span><text:span text:style-name="T7">|</text:span> <text:s text:c="2"/>|||||| <text:s text:c="2"/>||||||</text:p>
      <text:p text:style-name="P4"/>
      <text:p text:style-name="P4">[ INTRO ] <text:s text:c="7"/><text:span text:style-name="T8">| </text:span><text:span text:style-name="T9">G</text:span><text:span text:style-name="T8"> <text:s/>| </text:span><text:span text:style-name="T9">C9</text:span><text:span text:style-name="T8"> <text:s/>| </text:span><text:span text:style-name="T9">G</text:span><text:span text:style-name="T8"> <text:s/>| </text:span><text:span text:style-name="T9">C9</text:span><text:span text:style-name="T8"> <text:s/>|</text:span></text:p>
      <text:p text:style-name="P5"/>
      <text:p text:style-name="P6"><text:span text:style-name="T1">[ VERSE </text:span><text:span text:style-name="T10">+ REFRAIN </text:span><text:span text:style-name="T1">1 ]</text:span></text:p>
      <text:p text:style-name="P6"><text:s text:c="13"/><text:span text:style-name="T11">G</text:span><text:span text:style-name="T2"> <text:s text:c="18"/></text:span><text:span text:style-name="T11">C9</text:span><text:span text:style-name="T2"> <text:s text:c="17"/></text:span><text:span text:style-name="T11">G</text:span><text:span text:style-name="T2"> <text:s text:c="21"/></text:span><text:span text:style-name="T11">D</text:span><text:span text:style-name="T2">sus </text:span><text:span text:style-name="T11">D</text:span></text:p>
      <text:p text:style-name="P7">What gift of grace is Jesus my redeemer <text:s/>There is no more for heaven now to give</text:p>
      <text:p text:style-name="P7"><text:s text:c="9"/><text:span text:style-name="T11">G</text:span><text:span text:style-name="T12"> <text:s text:c="25"/></text:span><text:span text:style-name="T11">C9</text:span><text:span text:style-name="T12"> <text:s text:c="18"/></text:span><text:span text:style-name="T11">G</text:span><text:span text:style-name="T12"> <text:s text:c="7"/></text:span><text:span text:style-name="T11">D</text:span><text:span text:style-name="T12">sus <text:s text:c="4"/></text:span><text:span text:style-name="T11">D</text:span><text:span text:style-name="T12"> <text:s text:c="8"/></text:span><text:span text:style-name="T11">C9 <text:s/></text:span><text:span text:style-name="T12"><text:s text:c="2"/></text:span><text:span text:style-name="T11">G</text:span></text:p>
      <text:p text:style-name="P7">He is my joy, my righteousness, and freedom My steadfast love, my deep and boundless peace</text:p>
      <text:p text:style-name="P7"><text:s text:c="10"/><text:span text:style-name="T11">C9</text:span><text:span text:style-name="T12"> <text:s text:c="19"/></text:span><text:span text:style-name="T11">G</text:span><text:span text:style-name="T12"> <text:s text:c="12"/></text:span><text:span text:style-name="T11">C9</text:span><text:span text:style-name="T12"> <text:s text:c="5"/></text:span><text:span text:style-name="T11">G</text:span><text:span text:style-name="T12"> <text:s text:c="14"/></text:span><text:span text:style-name="T11">D</text:span><text:span text:style-name="T12">sus <text:s/></text:span><text:span text:style-name="T11">D</text:span></text:p>
      <text:p text:style-name="P7">To this I hold, my hope is only Jesus <text:s/>For my life is wholly bound to His</text:p>
      <text:p text:style-name="P8"><text:s text:c="7"/><text:span text:style-name="T11">G</text:span><text:span text:style-name="T12"> <text:s text:c="12"/></text:span><text:span text:style-name="T11">A</text:span><text:span text:style-name="T12">m <text:s text:c="9"/></text:span><text:span text:style-name="T11">G</text:span><text:span text:style-name="T12"> <text:s text:c="12"/></text:span><text:span text:style-name="T11">C9</text:span><text:span text:style-name="T12"> <text:s text:c="12"/></text:span><text:span text:style-name="T11">G</text:span><text:span text:style-name="T12"> <text:s text:c="13"/></text:span><text:span text:style-name="T11">D</text:span><text:span text:style-name="T12">sus <text:s/></text:span><text:span text:style-name="T11">D</text:span><text:span text:style-name="T12"> <text:s text:c="2"/></text:span><text:span text:style-name="T11">G</text:span><text:span text:style-name="T12"> <text:s/></text:span><text:span text:style-name="T11">C9</text:span><text:span text:style-name="T12"> </text:span><text:span text:style-name="T11">G</text:span><text:span text:style-name="T12"> </text:span><text:span text:style-name="T11">C9</text:span><text:span text:style-name="T12"> </text:span></text:p>
      <text:p text:style-name="P7">Oh how strange and divine, I can sing, "All is mine" <text:s/>Yet not I, but through Christ in me</text:p>
      <text:p text:style-name="P9"><text:span text:style-name="T13"><text:line-break/></text:span><text:span text:style-name="T14">[ VERSE </text:span><text:span text:style-name="T10">+ REFRAIN </text:span><text:span text:style-name="T14">2 ]</text:span></text:p>
      <text:p text:style-name="P10"><text:span text:style-name="T14"><text:s text:c="13"/></text:span><text:span text:style-name="T11">G</text:span><text:span text:style-name="T12"> <text:s text:c="19"/></text:span><text:span text:style-name="T11">C9</text:span><text:span text:style-name="T12"> <text:s text:c="14"/></text:span><text:span text:style-name="T11">G</text:span><text:span text:style-name="T12"> <text:s text:c="24"/></text:span><text:span text:style-name="T11">D</text:span><text:span text:style-name="T12">sus </text:span><text:span text:style-name="T11">D</text:span></text:p>
      <text:p text:style-name="P5">The night is dark but I am not forsaken <text:s/>For by my side, the Saviour He will stay</text:p>
      <text:p text:style-name="P11"><text:s text:c="9"/><text:span text:style-name="T11">G</text:span><text:span text:style-name="T12"> <text:s text:c="19"/></text:span><text:span text:style-name="T11">C9</text:span><text:span text:style-name="T12"> <text:s text:c="16"/></text:span><text:span text:style-name="T11">G</text:span><text:span text:style-name="T12"> <text:s text:c="8"/></text:span><text:span text:style-name="T11">D</text:span><text:span text:style-name="T12">sus <text:s/></text:span><text:span text:style-name="T11">D</text:span><text:span text:style-name="T12"> <text:s text:c="4"/></text:span><text:span text:style-name="T11">C9 <text:s/></text:span><text:span text:style-name="T12"><text:s text:c="2"/></text:span><text:span text:style-name="T11">G</text:span></text:p>
      <text:p text:style-name="P5">I labour on in weakness and rejoicing <text:s/>For in my need, His power is displayed</text:p>
      <text:p text:style-name="P12"><text:span text:style-name="T12"><text:s text:c="10"/></text:span><text:span text:style-name="T11">C9</text:span><text:span text:style-name="T12"> <text:s text:c="22"/></text:span><text:span text:style-name="T11">G</text:span><text:span text:style-name="T12"> <text:s text:c="19"/></text:span><text:span text:style-name="T11">C9</text:span><text:span text:style-name="T12"> <text:s text:c="5"/></text:span><text:span text:style-name="T11">G</text:span><text:span text:style-name="T12"> <text:s text:c="13"/></text:span><text:span text:style-name="T11">D</text:span><text:span text:style-name="T12">sus <text:s/></text:span><text:span text:style-name="T11">D</text:span></text:p>
      <text:p text:style-name="P5">To this I hold, my Shepherd will defend me <text:s/>Through the deepest valley He will lead</text:p>
      <text:p text:style-name="P13"><text:s text:c="6"/><text:span text:style-name="T12"><text:s/></text:span><text:span text:style-name="T11">G</text:span><text:span text:style-name="T12"> <text:s text:c="13"/></text:span><text:span text:style-name="T11">A</text:span><text:span text:style-name="T12">m <text:s text:c="8"/></text:span><text:span text:style-name="T11">G</text:span><text:span text:style-name="T12"> <text:s text:c="8"/></text:span><text:span text:style-name="T11">C9</text:span><text:span text:style-name="T12"> <text:s text:c="11"/></text:span><text:span text:style-name="T11">G</text:span><text:span text:style-name="T12"> <text:s text:c="13"/></text:span><text:span text:style-name="T11">D</text:span><text:span text:style-name="T12">sus <text:s/></text:span><text:span text:style-name="T11">D</text:span><text:span text:style-name="T12"> <text:s text:c="2"/></text:span><text:span text:style-name="T11">G</text:span><text:span text:style-name="T12"> <text:s/></text:span><text:span text:style-name="T11">C9</text:span><text:span text:style-name="T12"> </text:span><text:span text:style-name="T11">G</text:span><text:span text:style-name="T12"> </text:span><text:span text:style-name="T11">C9</text:span></text:p>
      <text:p text:style-name="P5">Oh the night has been won, and I shall overcome <text:s/>Yet not I, but through Christ in me</text:p>
      <text:p text:style-name="P14"/>
      <text:p text:style-name="P4">[ VERSE <text:span text:style-name="T15">+ REFRAIN</text:span> 3 ]</text:p>
      <text:p text:style-name="P15"><text:s text:c="10"/><text:span text:style-name="T9">G</text:span><text:span text:style-name="T8"> <text:s text:c="20"/></text:span><text:span text:style-name="T9">C9</text:span><text:span text:style-name="T8"> <text:s text:c="15"/></text:span><text:span text:style-name="T9">G</text:span><text:span text:style-name="T8"> <text:s text:c="26"/></text:span><text:span text:style-name="T9">D</text:span><text:span text:style-name="T8">sus </text:span><text:span text:style-name="T9">D</text:span></text:p>
      <text:p text:style-name="P5">No fate I dread, I know I am forgiven <text:s/>The future sure, the price it has been paid</text:p>
      <text:p text:style-name="P11"><text:s text:c="10"/><text:span text:style-name="T11">G</text:span><text:span text:style-name="T12"> <text:s text:c="23"/></text:span><text:span text:style-name="T11">C9</text:span><text:span text:style-name="T12"> <text:s text:c="16"/></text:span><text:span text:style-name="T11">G</text:span><text:span text:style-name="T12"> <text:s text:c="8"/></text:span><text:span text:style-name="T11">D</text:span><text:span text:style-name="T12">sus </text:span><text:span text:style-name="T11">D</text:span><text:span text:style-name="T12"> <text:s text:c="8"/></text:span><text:span text:style-name="T11">C9 <text:s/></text:span><text:span text:style-name="T12"><text:s text:c="2"/></text:span><text:span text:style-name="T11">G</text:span></text:p>
      <text:p text:style-name="P5">For Jesus bled and suffered for my pardon <text:s/>And He was raised to over-throw the grave</text:p>
      <text:p text:style-name="P16"><text:s text:c="10"/><text:span text:style-name="T9">C9</text:span><text:span text:style-name="T8"> <text:s text:c="21"/></text:span><text:span text:style-name="T9">G</text:span><text:span text:style-name="T8"> <text:s text:c="12"/></text:span><text:span text:style-name="T9">C9</text:span><text:span text:style-name="T8"> <text:s text:c="5"/></text:span><text:span text:style-name="T9">G</text:span><text:span text:style-name="T8"> <text:s text:c="9"/></text:span><text:span text:style-name="T9">D</text:span><text:span text:style-name="T8">sus <text:s/></text:span><text:span text:style-name="T9">D</text:span></text:p>
      <text:p text:style-name="P5">To this I hold, my sin has been defeated <text:s/>Jesus now and ever is my plea</text:p>
      <text:p text:style-name="P13"><text:s text:c="7"/><text:span text:style-name="T11">G</text:span><text:span text:style-name="T12"> <text:s text:c="11"/></text:span><text:span text:style-name="T11">A</text:span><text:span text:style-name="T12">m <text:s text:c="11"/></text:span><text:span text:style-name="T11">G</text:span><text:span text:style-name="T12"> <text:s text:c="10"/></text:span><text:span text:style-name="T11">C9</text:span><text:span text:style-name="T12"> <text:s text:c="12"/></text:span><text:span text:style-name="T11">G</text:span><text:span text:style-name="T12"> <text:s text:c="13"/></text:span><text:span text:style-name="T11">D</text:span><text:span text:style-name="T12">sus <text:s/></text:span><text:span text:style-name="T11">D</text:span><text:span text:style-name="T12"> <text:s text:c="2"/></text:span><text:span text:style-name="T11">G</text:span><text:span text:style-name="T12"> <text:s/></text:span><text:span text:style-name="T11">C9</text:span><text:span text:style-name="T12"> </text:span><text:span text:style-name="T11">G</text:span><text:span text:style-name="T12"> </text:span><text:span text:style-name="T11">C9</text:span></text:p>
      <text:p text:style-name="P17">Oh the chains are released, I can sing, "I am free" <text:s/>Yet not I, but through Christ in me</text:p>
      <text:p text:style-name="P5"/>
      <text:p text:style-name="P18">[ TURNAROUND ] <text:s/><text:span text:style-name="T8">| </text:span><text:span text:style-name="T9">G</text:span><text:span text:style-name="T8"> <text:s/>| </text:span><text:span text:style-name="T9">C9</text:span><text:span text:style-name="T8"> <text:s/>| </text:span><text:span text:style-name="T9">G</text:span><text:span text:style-name="T8"> <text:s/>| </text:span><text:span text:style-name="T9">C9</text:span><text:span text:style-name="T8"> <text:s/>|</text:span></text:p>
      <text:p text:style-name="P14"><text:span text:style-name="T16"/></text:p>
      <text:p text:style-name="P19">[ VERSE 4 ]</text:p>
      <text:p text:style-name="P15"><text:s text:c="11"/><text:span text:style-name="T9">G</text:span><text:span text:style-name="T8"> <text:s text:c="22"/></text:span><text:span text:style-name="T9">C9</text:span><text:span text:style-name="T8"> <text:s text:c="15"/></text:span><text:span text:style-name="T9">G</text:span><text:span text:style-name="T8"> <text:s text:c="25"/></text:span><text:span text:style-name="T9">D</text:span><text:span text:style-name="T8">sus </text:span><text:span text:style-name="T9">D</text:span></text:p>
      <text:p text:style-name="P5">With every breath I long to follow Jesus <text:s/>For He has said that He will bring me home</text:p>
      <text:p text:style-name="P11"><text:s text:c="11"/><text:span text:style-name="T11">G</text:span><text:span text:style-name="T12"> <text:s text:c="19"/></text:span><text:span text:style-name="T11">C9</text:span><text:span text:style-name="T12"> <text:s text:c="13"/></text:span><text:span text:style-name="T11">G</text:span><text:span text:style-name="T12"> <text:s text:c="9"/></text:span><text:span text:style-name="T11">D</text:span><text:span text:style-name="T12">sus <text:s/></text:span><text:span text:style-name="T11">D</text:span><text:span text:style-name="T12"> <text:s text:c="7"/></text:span><text:span text:style-name="T11">C9 <text:s/></text:span><text:span text:style-name="T12"><text:s text:c="2"/></text:span><text:span text:style-name="T11">G</text:span></text:p>
      <text:p text:style-name="P5">And day by day I know He will renew me <text:s/>Until I stand with joy before the throne</text:p>
      <text:p text:style-name="P20"/>
      <text:p text:style-name="P21">[ REFRAIN 4 ] <text:span text:style-name="T15">x 2</text:span></text:p>
      <text:p text:style-name="P12"><text:s text:c="10"/><text:span text:style-name="T11">C9</text:span><text:span text:style-name="T12"> <text:s text:c="19"/></text:span><text:span text:style-name="T11">G</text:span><text:span text:style-name="T12"> <text:s text:c="13"/></text:span><text:span text:style-name="T11">C9</text:span><text:span text:style-name="T12"> <text:s text:c="3"/></text:span><text:span text:style-name="T11">G</text:span><text:span text:style-name="T12"> <text:s text:c="10"/></text:span><text:span text:style-name="T11">D</text:span><text:span text:style-name="T12">sus <text:s/></text:span><text:span text:style-name="T11">D</text:span></text:p>
      <text:p text:style-name="P5">To this I hold, my hope is only Jesus <text:s/>All the glory evermore to Him</text:p>
      <text:p text:style-name="P13"><text:s text:c="9"/><text:span text:style-name="T11">G</text:span><text:span text:style-name="T12"> <text:s text:c="9"/></text:span><text:span text:style-name="T11">A</text:span><text:span text:style-name="T12">m <text:s text:c="13"/></text:span><text:span text:style-name="T11">G</text:span><text:span text:style-name="T12"> <text:s text:c="11"/></text:span><text:span text:style-name="T11">C9</text:span><text:span text:style-name="T12"> <text:s text:c="11"/></text:span><text:span text:style-name="T11">G</text:span><text:span text:style-name="T12"> <text:s text:c="13"/></text:span><text:span text:style-name="T11">D</text:span><text:span text:style-name="T12">sus <text:s/></text:span><text:span text:style-name="T11">D</text:span><text:span text:style-name="T12"> <text:s text:c="2"/></text:span><text:span text:style-name="T11">G</text:span></text:p>
      <text:p text:style-name="P17">When the race is complete, still my lips shall repeat <text:s/>Yet not I, but through Christ in me</text:p>
      <text:p text:style-name="P5"/>
      <text:p text:style-name="P4">[ OUTRO ]</text:p>
      <text:p text:style-name="P22"><text:s text:c="9"/><text:span text:style-name="T11">G</text:span><text:span text:style-name="T2"> <text:s text:c="9"/></text:span><text:span text:style-name="T11">A</text:span><text:span text:style-name="T2">m <text:s text:c="13"/></text:span><text:span text:style-name="T11">G</text:span><text:span text:style-name="T2"> <text:s text:c="11"/></text:span><text:span text:style-name="T11">C9</text:span><text:span text:style-name="T2"> <text:s text:c="11"/></text:span><text:span text:style-name="T11">G</text:span><text:span text:style-name="T2"> <text:s text:c="13"/></text:span><text:span text:style-name="T11">D</text:span><text:span text:style-name="T2">sus <text:s/></text:span><text:span text:style-name="T11">D</text:span><text:span text:style-name="T2"> <text:s text:c="2"/></text:span><text:span text:style-name="T17">Em</text:span></text:p>
      <text:p text:style-name="P23">When the race is complete, still my lips shall repeat <text:s/>Yet not I, but through Christ in me</text:p>
      <text:p text:style-name="P23"><text:span text:style-name="T13"><text:s text:c="8"/></text:span><text:span text:style-name="T17">C9</text:span><text:span text:style-name="T12"> <text:s text:c="12"/></text:span><text:span text:style-name="T17">D</text:span><text:span text:style-name="T12">sus <text:s/></text:span><text:span text:style-name="T17">D</text:span><text:span text:style-name="T12"> <text:s text:c="2"/></text:span><text:span text:style-name="T17">E</text:span><text:span text:style-name="T12">m</text:span></text:p>
      <text:p text:style-name="P23">Yet not I, but through Christ in me</text:p>
      <text:p text:style-name="P13"><text:s text:c="8"/><text:span text:style-name="T17">C9</text:span><text:span text:style-name="T12"> <text:s text:c="12"/></text:span><text:span text:style-name="T17">D</text:span><text:span text:style-name="T12">sus <text:s/></text:span><text:span text:style-name="T17">D</text:span><text:span text:style-name="T12"> <text:s text:c="2"/></text:span><text:span text:style-name="T17">G</text:span><text:span text:style-name="T12"> <text:s/></text:span><text:span text:style-name="T17">C9 G C9 G</text:span></text:p>
      <text:p text:style-name="P13">Yet not I, but through Christ in me</text:p>
      <text:p text:style-name="P24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alibri" svg:font-family="Calibri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ptos1" style:font-size-asian="12pt" style:language-asian="en" style:country-asian="US" style:font-name-complex="Calibri" style:font-size-complex="11pt" style:language-complex="ar" style:country-complex="SA" style:font-style-complex="italic" style:font-weight-complex="bold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en" fo:country="US" style:letter-kerning="true" style:font-name-asian="Aptos1" style:font-size-asian="12pt" style:language-asian="en" style:country-asian="US" style:font-name-complex="Calibri" style:font-size-complex="11pt" style:language-complex="ar" style:country-complex="SA" style:font-style-complex="italic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 fo:line-height="10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Calibri" style:font-family-complex="Calibri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Calibri" style:font-family-complex="Calibri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style:font-name="Aptos" fo:font-family="Aptos" style:font-family-generic="roman" style:font-pitch="variable" fo:font-size="14pt" style:font-name-asian="Aptos1" style:font-family-asian="Aptos" style:font-family-generic-asian="system" style:font-pitch-asian="variable" style:font-size-asian="14pt" style:font-name-complex="Calibri" style:font-family-complex="Calibri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style:font-name="Aptos" fo:font-family="Aptos" style:font-family-generic="roman" style:font-pitch="variable" fo:font-style="italic" style:font-name-asian="Aptos1" style:font-family-asian="Aptos" style:font-family-generic-asian="system" style:font-pitch-asian="variable" style:font-style-asian="italic" style:font-name-complex="Calibri" style:font-family-complex="Calibri" style:font-family-generic-complex="system" style:font-pitch-complex="variable" style:font-style-complex="normal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style:font-name="Aptos" fo:font-family="Aptos" style:font-family-generic="roman" style:font-pitch="variable" style:font-name-asian="Aptos1" style:font-family-asian="Aptos" style:font-family-generic-asian="system" style:font-pitch-asian="variable" style:font-name-complex="Calibri" style:font-family-complex="Calibri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="Aptos" fo:font-family="Aptos" style:font-family-generic="roman" style:font-pitch="variable" fo:font-style="italic" style:font-name-asian="Aptos1" style:font-family-asian="Aptos" style:font-family-generic-asian="system" style:font-pitch-asian="variable" style:font-style-asian="italic" style:font-name-complex="Calibri" style:font-family-complex="Calibri" style:font-family-generic-complex="system" style:font-pitch-complex="variable" style:font-style-complex="normal"/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="Aptos" fo:font-family="Aptos" style:font-family-generic="roman" style:font-pitch="variable" style:font-name-asian="Aptos1" style:font-family-asian="Aptos" style:font-family-generic-asian="system" style:font-pitch-asian="variable" style:font-name-complex="Calibri" style:font-family-complex="Calibri" style:font-family-generic-complex="system" style:font-pitch-complex="variable"/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keep-together="always" fo:keep-with-next="always"/>
      <style:text-properties fo:color="#272727" loext:opacity="100%" style:font-name="Aptos" fo:font-family="Aptos" style:font-family-generic="roman" style:font-pitch="variable" fo:font-style="italic" style:font-name-asian="Aptos1" style:font-family-asian="Aptos" style:font-family-generic-asian="system" style:font-pitch-asian="variable" style:font-style-asian="italic" style:font-name-complex="Calibri" style:font-family-complex="Calibri" style:font-family-generic-complex="system" style:font-pitch-complex="variable" style:font-style-complex="normal"/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keep-together="always" fo:keep-with-next="always"/>
      <style:text-properties fo:color="#272727" loext:opacity="100%" style:font-name="Aptos" fo:font-family="Aptos" style:font-family-generic="roman" style:font-pitch="variable" style:font-name-asian="Aptos1" style:font-family-asian="Aptos" style:font-family-generic-asian="system" style:font-pitch-asian="variable" style:font-name-complex="Calibri" style:font-family-complex="Calibri" style:font-family-generic-complex="system" style:font-pitch-complex="variable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0555in" style:contextual-spacing="true"/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Calibri" style:font-family-complex="Calibri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paragraph-properties fo:margin-top="0in" fo:margin-bottom="0.111in" style:contextual-spacing="false"/>
      <style:text-properties fo:color="#595959" loext:opacity="100%" style:font-name="Aptos" fo:font-family="Aptos" style:font-family-generic="roman" style:font-pitch="variable" fo:font-size="14pt" fo:letter-spacing="0.0102in" style:font-name-asian="Aptos1" style:font-family-asian="Aptos" style:font-family-generic-asian="system" style:font-pitch-asian="variable" style:font-size-asian="14pt" style:font-name-complex="Calibri" style:font-family-complex="Calibri" style:font-family-generic-complex="system" style:font-pitch-complex="variable" style:font-size-complex="14pt"/>
    </style:style>
    <style:style style:name="Quote" style:family="paragraph" style:parent-style-name="Standard" style:next-style-name="Standard" loext:linked-style-name="Quote_20_Ch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normal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in" fo:margin-right="0.6in" fo:margin-top="0.25in" fo:margin-bottom="0.25in" style:contextual-spacing="false" fo:text-align="center" style:justify-single-word="false" fo:text-indent="0in" style:auto-text-indent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5898in" style:type="center"/>
          <style:tab-stop style:position="7.179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5898in" style:type="center"/>
          <style:tab-stop style:position="7.179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Calibri" style:font-family-complex="Calibri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Calibri" style:font-family-complex="Calibri" style:font-family-generic-complex="system" style:font-pitch-complex="variable" style:font-size-complex="16pt"/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style:font-name="Aptos" fo:font-family="Aptos" style:font-family-generic="roman" style:font-pitch="variable" fo:font-size="14pt" style:font-name-asian="Aptos1" style:font-family-asian="Aptos" style:font-family-generic-asian="system" style:font-pitch-asian="variable" style:font-size-asian="14pt" style:font-name-complex="Calibri" style:font-family-complex="Calibri" style:font-family-generic-complex="system" style:font-pitch-complex="variable" style:font-size-complex="14pt"/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style:font-name="Aptos" fo:font-family="Aptos" style:font-family-generic="roman" style:font-pitch="variable" fo:font-style="italic" style:font-name-asian="Aptos1" style:font-family-asian="Aptos" style:font-family-generic-asian="system" style:font-pitch-asian="variable" style:font-style-asian="italic" style:font-name-complex="Calibri" style:font-family-complex="Calibri" style:font-family-generic-complex="system" style:font-pitch-complex="variable" style:font-style-complex="normal"/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="Aptos" fo:font-family="Aptos" style:font-family-generic="roman" style:font-pitch="variable" style:font-name-asian="Aptos1" style:font-family-asian="Aptos" style:font-family-generic-asian="system" style:font-pitch-asian="variable" style:font-name-complex="Calibri" style:font-family-complex="Calibri" style:font-family-generic-complex="system" style:font-pitch-complex="variable"/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style:font-name="Aptos" fo:font-family="Aptos" style:font-family-generic="roman" style:font-pitch="variable" fo:font-style="italic" style:font-name-asian="Aptos1" style:font-family-asian="Aptos" style:font-family-generic-asian="system" style:font-pitch-asian="variable" style:font-style-asian="italic" style:font-name-complex="Calibri" style:font-family-complex="Calibri" style:font-family-generic-complex="system" style:font-pitch-complex="variable" style:font-style-complex="normal"/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="Aptos" fo:font-family="Aptos" style:font-family-generic="roman" style:font-pitch="variable" style:font-name-asian="Aptos1" style:font-family-asian="Aptos" style:font-family-generic-asian="system" style:font-pitch-asian="variable" style:font-name-complex="Calibri" style:font-family-complex="Calibri" style:font-family-generic-complex="system" style:font-pitch-complex="variable"/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style:font-name="Aptos" fo:font-family="Aptos" style:font-family-generic="roman" style:font-pitch="variable" fo:font-style="italic" style:font-name-asian="Aptos1" style:font-family-asian="Aptos" style:font-family-generic-asian="system" style:font-pitch-asian="variable" style:font-style-asian="italic" style:font-name-complex="Calibri" style:font-family-complex="Calibri" style:font-family-generic-complex="system" style:font-pitch-complex="variable" style:font-style-complex="normal"/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="Aptos" fo:font-family="Aptos" style:font-family-generic="roman" style:font-pitch="variable" style:font-name-asian="Aptos1" style:font-family-asian="Aptos" style:font-family-generic-asian="system" style:font-pitch-asian="variable" style:font-name-complex="Calibri" style:font-family-complex="Calibri" style:font-family-generic-complex="system" style:font-pitch-complex="variable"/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Calibri" style:font-family-complex="Calibri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style:font-name="Aptos" fo:font-family="Aptos" style:font-family-generic="roman" style:font-pitch="variable" fo:font-size="14pt" fo:letter-spacing="0.0102in" style:font-name-asian="Aptos1" style:font-family-asian="Aptos" style:font-family-generic-asian="system" style:font-pitch-asian="variable" style:font-size-asian="14pt" style:font-name-complex="Calibri" style:font-family-complex="Calibri" style:font-family-generic-complex="system" style:font-pitch-complex="variable" style:font-size-complex="14pt"/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normal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normal"/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normal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norma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>
      <style:text-properties fo:font-size="6pt" style:font-size-asian="6pt" style:font-size-complex="6pt"/>
    </style:style>
    <style:style style:name="MP2" style:family="paragraph" style:parent-style-name="Footer">
      <style:text-properties fo:font-size="6pt" style:font-size-asian="6pt" style:font-size-complex="6pt"/>
    </style:style>
    <style:style style:name="MT1" style:family="text">
      <style:text-properties fo:font-size="6pt" style:font-size-asian="6pt" style:font-size-complex="6pt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CCLI Song # 7121852 Jonny Robinson | Michael Farren | Rich Thompson © 2018 CityAlight Music; Farren Love And War Publishing; Integrity's Alleluia! Music</text:p>
        <text:p text:style-name="Text_20_body"><text:span text:style-name="MT1">For use solely with the SongSelect® </text:span><text:a xlink:type="simple" xlink:href="https://songselect.ccli.com/about/termsofuse" text:style-name="Internet_20_link" text:visited-style-name="Visited_20_Internet_20_Link"><text:span text:style-name="MT1">Terms of Use</text:span></text:a><text:span text:style-name="MT1">. All rights reserved. </text:span><text:a xlink:type="simple" xlink:href="http://www.ccli.com/" text:style-name="Internet_20_link" text:visited-style-name="Visited_20_Internet_20_Link"><text:span text:style-name="MT1">www.ccli.com</text:span></text:a><text:span text:style-name="MT1"> CCLI License # 3266058</text:span></text:p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eil Gerber</meta:initial-creator>
    <meta:editing-cycles>20</meta:editing-cycles>
    <meta:creation-date>2024-06-24T10:16:00</meta:creation-date>
    <dc:date>2025-09-15T23:02:23.491839460</dc:date>
    <meta:editing-duration>PT1H57M13S</meta:editing-duration>
    <meta:generator>LibreOffice/24.8.7.2$Linux_X86_64 LibreOffice_project/480$Build-2</meta:generator>
    <meta:document-statistic meta:table-count="0" meta:image-count="0" meta:object-count="0" meta:page-count="1" meta:paragraph-count="54" meta:word-count="583" meta:character-count="3832" meta:non-whitespace-character-count="1936"/>
    <meta:user-defined meta:name="AppVersion">16.0000</meta:user-defined>
    <meta:template xlink:type="simple" xlink:actuate="onRequest" xlink:title="Normal" xlink:href=""/>
  </office:meta>
</office:document-meta>
</file>